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3d948" officeooo:paragraph-rsid="0013d948"/>
    </style:style>
    <style:style style:name="P2" style:family="paragraph" style:parent-style-name="Standard">
      <style:text-properties officeooo:rsid="001584ae" officeooo:paragraph-rsid="001584ae"/>
    </style:style>
    <style:style style:name="P3" style:family="paragraph" style:parent-style-name="Standard">
      <style:text-properties officeooo:rsid="001584ae" officeooo:paragraph-rsid="0018971f"/>
    </style:style>
    <style:style style:name="P4" style:family="paragraph" style:parent-style-name="Standard">
      <style:paragraph-properties fo:text-align="start" style:justify-single-word="false"/>
      <style:text-properties fo:font-weight="bold" officeooo:rsid="00147bb0" officeooo:paragraph-rsid="00147bb0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584ae" officeooo:paragraph-rsid="001584a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584ae" officeooo:paragraph-rsid="001584a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8971f" officeooo:paragraph-rsid="0018971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d58bd" officeooo:paragraph-rsid="001d58bd" style:font-weight-asian="bold" style:font-weight-complex="bold"/>
    </style:style>
    <style:style style:name="P9" style:family="paragraph" style:parent-style-name="Standard">
      <style:text-properties fo:font-weight="bold" officeooo:rsid="00176647" officeooo:paragraph-rsid="0018971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76647" officeooo:paragraph-rsid="00182ac2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82ac2" officeooo:paragraph-rsid="00182ac2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82ac2" officeooo:paragraph-rsid="001d58bd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8971f" officeooo:paragraph-rsid="0018971f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8971f" officeooo:paragraph-rsid="001ec2fd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d58bd" officeooo:paragraph-rsid="001d58bd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ec2fd" officeooo:paragraph-rsid="001ec2fd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182ac2" officeooo:paragraph-rsid="0018971f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18971f" officeooo:paragraph-rsid="0018971f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8971f" officeooo:paragraph-rsid="00198e18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18971f" officeooo:paragraph-rsid="00231598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use-window-font-color="true" fo:font-weight="bold" officeooo:rsid="00322565" officeooo:paragraph-rsid="00322565" fo:background-color="transparent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use-window-font-color="true" fo:font-weight="normal" officeooo:rsid="00322565" officeooo:paragraph-rsid="00322565" fo:background-color="transparent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fo:font-weight="normal" officeooo:rsid="0021345c" officeooo:paragraph-rsid="003bacf4" fo:background-color="transparent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fo:font-weight="normal" officeooo:rsid="0021345c" officeooo:paragraph-rsid="003bacf4" fo:background-color="#ffff00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ff0000" fo:font-weight="normal" officeooo:rsid="00322565" officeooo:paragraph-rsid="00322565" fo:background-color="transparent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1d58bd" officeooo:paragraph-rsid="001d58bd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1d58bd" officeooo:paragraph-rsid="004713a4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21345c" officeooo:paragraph-rsid="0044e5ff" fo:background-color="transparent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21345c" officeooo:paragraph-rsid="004713a4" fo:background-color="transparent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21345c" officeooo:paragraph-rsid="004902fa" fo:background-color="transparent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21345c" officeooo:paragraph-rsid="004d7c5c" fo:background-color="transparent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21345c" officeooo:paragraph-rsid="006202b5" fo:background-color="transparent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1fd9dd" officeooo:paragraph-rsid="0044e5ff" fo:background-color="transparent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4713a4" officeooo:paragraph-rsid="004713a4" fo:background-color="transparent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4902fa" officeooo:paragraph-rsid="004902fa" fo:background-color="transparent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4b19cb" officeooo:paragraph-rsid="004b19cb" fo:background-color="transparent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4d7c5c" officeooo:paragraph-rsid="004d7c5c" fo:background-color="transparent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5c5b62" officeooo:paragraph-rsid="005c5b62" fo:background-color="transparent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weight="bold" officeooo:rsid="001fd9dd" officeooo:paragraph-rsid="0044e5ff" fo:background-color="transparent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weight="bold" officeooo:rsid="001d58bd" officeooo:paragraph-rsid="0044e5ff" fo:background-color="transparent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weight="bold" officeooo:rsid="001d58bd" officeooo:paragraph-rsid="004713a4" fo:background-color="transparent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weight="bold" officeooo:rsid="001d58bd" officeooo:paragraph-rsid="004902fa" fo:background-color="transparent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weight="bold" officeooo:rsid="001d58bd" officeooo:paragraph-rsid="004d7c5c" fo:background-color="transparent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weight="bold" officeooo:rsid="004713a4" officeooo:paragraph-rsid="004713a4" fo:background-color="transparent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weight="bold" officeooo:rsid="004902fa" officeooo:paragraph-rsid="004902fa" fo:background-color="transparent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weight="bold" officeooo:rsid="004d7c5c" officeooo:paragraph-rsid="004d7c5c" fo:background-color="transparent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weight="bold" officeooo:rsid="004d7c5c" officeooo:paragraph-rsid="004b19cb" fo:background-color="transparent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weight="bold" officeooo:rsid="006202b5" officeooo:paragraph-rsid="006202b5" fo:background-color="transparent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ff0000" fo:font-weight="normal" officeooo:rsid="001fd9dd" officeooo:paragraph-rsid="001fd9dd" fo:background-color="transparent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use-window-font-color="true" fo:font-weight="normal" officeooo:rsid="001fd9dd" officeooo:paragraph-rsid="0044e5ff" fo:background-color="transparent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use-window-font-color="true" fo:font-weight="normal" officeooo:rsid="00322565" officeooo:paragraph-rsid="00322565" fo:background-color="transparent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use-window-font-color="true" fo:font-weight="normal" officeooo:rsid="004713a4" officeooo:paragraph-rsid="004713a4" fo:background-color="transparent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use-window-font-color="true" fo:font-weight="normal" officeooo:rsid="004902fa" officeooo:paragraph-rsid="004902fa" fo:background-color="transparent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weight="normal" officeooo:rsid="0018971f" officeooo:paragraph-rsid="004b19cb" fo:background-color="transparent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weight="normal" officeooo:rsid="0018971f" officeooo:paragraph-rsid="00528125" fo:background-color="transparent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weight="normal" officeooo:rsid="0018971f" officeooo:paragraph-rsid="00536ef2" fo:background-color="transparent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weight="normal" officeooo:rsid="0018971f" officeooo:paragraph-rsid="006202b5" fo:background-color="transparent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weight="normal" officeooo:rsid="004d7c5c" officeooo:paragraph-rsid="004d7c5c" fo:background-color="transparent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weight="normal" officeooo:rsid="004d7c5c" officeooo:paragraph-rsid="00528125" fo:background-color="transparent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weight="normal" officeooo:rsid="004d7c5c" officeooo:paragraph-rsid="00536ef2" fo:background-color="transparent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weight="normal" officeooo:rsid="004d7c5c" officeooo:paragraph-rsid="0058dea7" fo:background-color="transparent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weight="normal" officeooo:rsid="004d7c5c" officeooo:paragraph-rsid="005b0c4f" fo:background-color="transparent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weight="normal" officeooo:rsid="004d7c5c" officeooo:paragraph-rsid="005bcca6" fo:background-color="transparent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weight="normal" officeooo:rsid="0058dea7" officeooo:paragraph-rsid="0058dea7" fo:background-color="transparent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weight="normal" officeooo:rsid="0059739c" officeooo:paragraph-rsid="0059739c" fo:background-color="transparent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weight="normal" officeooo:rsid="006202b5" officeooo:paragraph-rsid="006202b5" fo:background-color="transparent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weight="normal" officeooo:rsid="00182ac2" officeooo:paragraph-rsid="004713a4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weight="normal" officeooo:rsid="00182ac2" officeooo:paragraph-rsid="004902fa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weight="normal" officeooo:rsid="00182ac2" officeooo:paragraph-rsid="004d7c5c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weight="normal" officeooo:rsid="00182ac2" officeooo:paragraph-rsid="006202b5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weight="normal" officeooo:rsid="0018971f" officeooo:paragraph-rsid="004713a4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weight="normal" officeooo:rsid="0018971f" officeooo:paragraph-rsid="004902fa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weight="normal" officeooo:rsid="0018971f" officeooo:paragraph-rsid="004d7c5c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weight="normal" officeooo:rsid="0018971f" officeooo:paragraph-rsid="004f4411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weight="normal" officeooo:rsid="0018971f" officeooo:paragraph-rsid="006202b5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weight="normal" officeooo:rsid="006202b5" officeooo:paragraph-rsid="006202b5" style:font-weight-asian="normal" style:font-weight-complex="normal"/>
    </style:style>
    <style:style style:name="T1" style:family="text">
      <style:text-properties officeooo:rsid="00147bb0"/>
    </style:style>
    <style:style style:name="T2" style:family="text">
      <style:text-properties officeooo:rsid="00176647"/>
    </style:style>
    <style:style style:name="T3" style:family="text">
      <style:text-properties officeooo:rsid="00182ac2"/>
    </style:style>
    <style:style style:name="T4" style:family="text">
      <style:text-properties officeooo:rsid="00182ac2" fo:background-color="#ffff00" loext:char-shading-value="0"/>
    </style:style>
    <style:style style:name="T5" style:family="text">
      <style:text-properties fo:color="#ff0000"/>
    </style:style>
    <style:style style:name="T6" style:family="text">
      <style:text-properties fo:color="#ff0000" officeooo:rsid="0018971f"/>
    </style:style>
    <style:style style:name="T7" style:family="text">
      <style:text-properties fo:color="#ff0000" officeooo:rsid="004f4411"/>
    </style:style>
    <style:style style:name="T8" style:family="text">
      <style:text-properties fo:color="#ff0000" officeooo:rsid="00536ef2"/>
    </style:style>
    <style:style style:name="T9" style:family="text">
      <style:text-properties officeooo:rsid="0018971f"/>
    </style:style>
    <style:style style:name="T10" style:family="text">
      <style:text-properties fo:color="#000000" officeooo:rsid="0018971f"/>
    </style:style>
    <style:style style:name="T11" style:family="text">
      <style:text-properties fo:color="#000000" officeooo:rsid="00198e18"/>
    </style:style>
    <style:style style:name="T12" style:family="text">
      <style:text-properties fo:color="#000000" officeooo:rsid="001ec2fd"/>
    </style:style>
    <style:style style:name="T13" style:family="text">
      <style:text-properties officeooo:rsid="00198e18"/>
    </style:style>
    <style:style style:name="T14" style:family="text">
      <style:text-properties officeooo:rsid="0019e300"/>
    </style:style>
    <style:style style:name="T15" style:family="text">
      <style:text-properties officeooo:rsid="001d58bd"/>
    </style:style>
    <style:style style:name="T16" style:family="text">
      <style:text-properties officeooo:rsid="001ec2fd"/>
    </style:style>
    <style:style style:name="T17" style:family="text">
      <style:text-properties officeooo:rsid="00231598"/>
    </style:style>
    <style:style style:name="T18" style:family="text">
      <style:text-properties officeooo:rsid="00245f2e"/>
    </style:style>
    <style:style style:name="T19" style:family="text">
      <style:text-properties officeooo:rsid="00265975"/>
    </style:style>
    <style:style style:name="T20" style:family="text">
      <style:text-properties officeooo:rsid="002c433f"/>
    </style:style>
    <style:style style:name="T21" style:family="text">
      <style:text-properties officeooo:rsid="0033f8f6"/>
    </style:style>
    <style:style style:name="T22" style:family="text">
      <style:text-properties officeooo:rsid="003bacf4"/>
    </style:style>
    <style:style style:name="T23" style:family="text">
      <style:text-properties officeooo:rsid="00433148"/>
    </style:style>
    <style:style style:name="T24" style:family="text">
      <style:text-properties officeooo:rsid="0044e5ff"/>
    </style:style>
    <style:style style:name="T25" style:family="text">
      <style:text-properties style:use-window-font-color="true"/>
    </style:style>
    <style:style style:name="T26" style:family="text">
      <style:text-properties style:use-window-font-color="true" officeooo:rsid="00245f2e"/>
    </style:style>
    <style:style style:name="T27" style:family="text">
      <style:text-properties style:use-window-font-color="true" officeooo:rsid="0021345c"/>
    </style:style>
    <style:style style:name="T28" style:family="text">
      <style:text-properties style:use-window-font-color="true" officeooo:rsid="0044e5ff"/>
    </style:style>
    <style:style style:name="T29" style:family="text">
      <style:text-properties style:use-window-font-color="true" officeooo:rsid="00322565"/>
    </style:style>
    <style:style style:name="T30" style:family="text">
      <style:text-properties style:use-window-font-color="true" officeooo:rsid="005b0c4f"/>
    </style:style>
    <style:style style:name="T31" style:family="text">
      <style:text-properties style:use-window-font-color="true" officeooo:rsid="005bcca6"/>
    </style:style>
    <style:style style:name="T32" style:family="text">
      <style:text-properties style:use-window-font-color="true" officeooo:rsid="005c5b62"/>
    </style:style>
    <style:style style:name="T33" style:family="text">
      <style:text-properties style:use-window-font-color="true" officeooo:rsid="004d7c5c"/>
    </style:style>
    <style:style style:name="T34" style:family="text">
      <style:text-properties style:use-window-font-color="true" officeooo:rsid="004f4411"/>
    </style:style>
    <style:style style:name="T35" style:family="text">
      <style:text-properties style:use-window-font-color="true" officeooo:rsid="004b19cb"/>
    </style:style>
    <style:style style:name="T36" style:family="text">
      <style:text-properties style:use-window-font-color="true" fo:background-color="transparent" loext:char-shading-value="0"/>
    </style:style>
    <style:style style:name="T37" style:family="text">
      <style:text-properties style:use-window-font-color="true" officeooo:rsid="005c5b62" fo:background-color="transparent" loext:char-shading-value="0"/>
    </style:style>
    <style:style style:name="T38" style:family="text">
      <style:text-properties officeooo:rsid="0021345c"/>
    </style:style>
    <style:style style:name="T39" style:family="text">
      <style:text-properties officeooo:rsid="004b19cb"/>
    </style:style>
    <style:style style:name="T40" style:family="text">
      <style:text-properties officeooo:rsid="004d7c5c"/>
    </style:style>
    <style:style style:name="T41" style:family="text">
      <style:text-properties officeooo:rsid="004f4411"/>
    </style:style>
    <style:style style:name="T42" style:family="text">
      <style:text-properties fo:background-color="transparent" loext:char-shading-value="0"/>
    </style:style>
    <style:style style:name="T43" style:family="text">
      <style:text-properties officeooo:rsid="004d7c5c" fo:background-color="transparent" loext:char-shading-value="0"/>
    </style:style>
    <style:style style:name="T44" style:family="text">
      <style:text-properties officeooo:rsid="006202b5" fo:background-color="transparent" loext:char-shading-value="0"/>
    </style:style>
    <style:style style:name="T45" style:family="text">
      <style:text-properties officeooo:rsid="0050a773"/>
    </style:style>
    <style:style style:name="T46" style:family="text">
      <style:text-properties officeooo:rsid="00528125"/>
    </style:style>
    <style:style style:name="T47" style:family="text">
      <style:text-properties officeooo:rsid="0058dea7"/>
    </style:style>
    <style:style style:name="T48" style:family="text">
      <style:text-properties officeooo:rsid="005bcca6"/>
    </style:style>
    <style:style style:name="T49" style:family="text">
      <style:text-properties officeooo:rsid="005ef0cc"/>
    </style:style>
    <style:style style:name="T50" style:family="text">
      <style:text-properties officeooo:rsid="006202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posito</text:p>
      <text:p text:style-name="P1"><text:tab/>Um sistema de gerenciamento de hot<text:span text:style-name="T1">éis</text:span> capaz de adicionar excluir, modificar, realizar reservas de quartos com suas acomodações e produtos. O software tem como diferencial <text:span text:style-name="T1">a possibilidade de que vários hotéis sejam cadastrados e gerenciados ao mesmo tempo sem nenhum tipo problema de execução e tais dados sejam salvos em formato texto ou binário, além de estar pré-definido para que os dados possam ser salvos em banco de dados ou nuvem que futuramente poderão ser implementados.</text:span></text:p>
      <text:p text:style-name="P1"><text:tab/><text:span text:style-name="T1">A aplicação também consta com funções de importação e exportação de dados em formato csv e XML.</text:span></text:p>
      <text:p text:style-name="P1"/>
      <text:p text:style-name="P6">Publico-alvo</text:p>
      <text:p text:style-name="P2"><text:tab/>O publico alvo é formado por funcionários e donos de redes hoteleiras <text:span text:style-name="T2">que visam ter um controle mais automatizado da gerencia interna.</text:span></text:p>
      <text:p text:style-name="P3"><text:tab/></text:p>
      <text:p text:style-name="P9">Funçoes</text:p>
      <text:p text:style-name="P5"><text:tab/></text:p>
      <text:p text:style-name="P10">É possível manipular <text:span text:style-name="T3">5 “</text:span><text:span text:style-name="T4">conjuntos</text:span><text:span text:style-name="T3">”:Acomodaçoes Categorias Fornecedores Funcionarios Hospedes Hoteis <text:s/>Produtos. Sendo que cada um desses tem alguns diferencias</text:span></text:p>
      <text:p text:style-name="P10"/>
      <text:p text:style-name="P7">Hotel</text:p>
      <text:p text:style-name="P14"/>
      <text:p text:style-name="P14"><text:span text:style-name="T15">C</text:span>omo é uma rede de hotel é possível cadastras mais de um hotel <text:span text:style-name="T14">e ter dados semelhantes entre eles</text:span></text:p>
      <text:p text:style-name="P11">Hotel possuem os seguinte dados :</text:p>
      <text:p text:style-name="P11"/>
      <text:p text:style-name="P17"><text:span text:style-name="T9">Código<text:tab/>;<text:tab/><text:tab/></text:span><text:span text:style-name="T6">Preenchido automaticamente</text:span></text:p>
      <text:p text:style-name="P18">Nome Fantasia <text:tab/>0 a 80 caracteres (Não aceita “ESPAÇO”) <text:s text:c="10"/>Ex:Hotel_<text:span text:style-name="T13">Nome</text:span></text:p>
      <text:p text:style-name="P18">Razão Social <text:tab/><text:tab/>0 a 80 caracteres (Não aceita “ESPAÇO”) <text:s text:c="10"/>Ex:<text:span text:style-name="T13">Nome</text:span>&amp;<text:span text:style-name="T13">Nome</text:span></text:p>
      <text:p text:style-name="P18">Inscrição Estadual<text:tab/>0 a 80 caracteres (Não aceita “ESPAÇO”) <text:s text:c="10"/>Ex:000.000.000.000-00</text:p>
      <text:p text:style-name="P18">CNPJ<text:tab/><text:tab/><text:tab/>0 a 80 caracteres (Não aceita “ESPAÇO”) <text:s text:c="10"/>Ex:999.999.999.999-99</text:p>
      <text:p text:style-name="P18">Logradouro<text:tab/><text:tab/>0 a 80 caracteres (Não aceita “ESPAÇO”) <text:s text:c="10"/>Ex:Rua_<text:span text:style-name="T13">Nome</text:span>_<text:span text:style-name="T13">Nome</text:span></text:p>
      <text:p text:style-name="P18">Numero<text:tab/><text:tab/>0 a 80 caracteres (Não aceita “ESPAÇO”) <text:s text:c="10"/>Ex:00A</text:p>
      <text:p text:style-name="P18">Bairro<text:tab/><text:tab/><text:tab/>0 a 80 caracteres (Não aceita “ESPAÇO”) <text:s text:c="10"/>Ex:<text:span text:style-name="T13">Nome</text:span>_<text:span text:style-name="T13">Nome</text:span></text:p>
      <text:p text:style-name="P18">Cidade<text:tab/><text:tab/><text:tab/>0 a 80 caracteres (Não aceita “ESPAÇO”) <text:s text:c="10"/>Ex:<text:span text:style-name="T13">Nome_Nome</text:span></text:p>
      <text:p text:style-name="P18">Telefone <text:s text:c="16"/><text:tab/>0 a 80 caracteres (Não aceita “ESPAÇO”) <text:s text:c="10"/>Ex:(00)9-9999-9999</text:p>
      <text:p text:style-name="P18">E-mail <text:s text:c="16"/><text:tab/>0 a 80 caracteres (Não aceita “ESPAÇO”) <text:s text:c="10"/>Ex:nome@dominio.com.br</text:p>
      <text:p text:style-name="P18">Dono Gerente<text:tab/><text:tab/>0 a 80 caracteres (Não aceita “ESPAÇO”) <text:s text:c="10"/>Ex:<text:span text:style-name="T13">Nome_Sobrenome</text:span></text:p>
      <text:p text:style-name="P19">Telefone Gerente <text:tab/>0 a 80 caracteres (Não aceita “ESPAÇO”) <text:s text:c="10"/>Ex:(00)9-9999-9999</text:p>
      <text:p text:style-name="P18">Hor<text:span text:style-name="T17">á</text:span>rio de Check in<text:tab/>0 a 80 caracteres (Não aceita “ESPAÇO”) <text:s text:c="10"/>Ex:<text:span text:style-name="T13">00:00</text:span></text:p>
      <text:p text:style-name="P20">Hor<text:span text:style-name="T17">á</text:span>rio de Check out 0 a 80 caracteres (Não aceita “ESPAÇO”) <text:s text:c="10"/>Ex:<text:span text:style-name="T13">00:00</text:span></text:p>
      <text:p text:style-name="P18">Lucro<text:tab/><text:tab/><text:tab/><text:span text:style-name="T23">Valor inteiro (Não aceita “Caracteres”)</text:span> <text:s text:c="15"/>Ex:<text:span text:style-name="T13">00</text:span></text:p>
      <text:p text:style-name="P11"/>
      <text:p text:style-name="P13"/>
      <text:p text:style-name="P13"/>
      <text:p text:style-name="P13"/>
      <text:p text:style-name="P8">Hospede</text:p>
      <text:p text:style-name="P8"/>
      <text:p text:style-name="P16">Os cadastro dos hospedes ficara<text:span text:style-name="T17">m</text:span> salvo<text:span text:style-name="T17">s</text:span> para não ter que cadastras todas as vezes que o cliente for se hospedar. <text:span text:style-name="T3">Hospedes possuem os seguinte dados :</text:span></text:p>
      <text:p text:style-name="P12"/>
      <text:p text:style-name="P12"/>
      <text:p text:style-name="P12"/>
      <text:p text:style-name="P15"/>
      <text:p text:style-name="P15"><text:soft-page-break/>C<text:span text:style-name="T17">ó</text:span>digo<text:tab/><text:tab/><text:tab/><text:span text:style-name="T6">Preenchido automaticamente</text:span></text:p>
      <text:p text:style-name="P15">Nome <text:tab/><text:tab/><text:tab/>0 a 80 caracteres (Não aceita “ESPAÇO”) <text:s text:c="10"/>Ex:<text:span text:style-name="T10">Hotel_</text:span><text:span text:style-name="T11">Nome</text:span></text:p>
      <text:p text:style-name="P15">CPF <text:tab/><text:tab/><text:tab/>0 a 80 caracteres (Não aceita “ESPAÇO”) <text:s text:c="10"/>Ex:<text:span text:style-name="T11">Nome</text:span><text:span text:style-name="T10">_</text:span><text:span text:style-name="T11">Nome</text:span></text:p>
      <text:p text:style-name="P15">Logradouro <text:tab/><text:tab/>0 a 80 caracteres (Não aceita “ESPAÇO”) <text:s text:c="10"/>Ex:Avenida_Nome_Nome</text:p>
      <text:p text:style-name="P15">Numero <text:s/><text:tab/><text:tab/>0 a 80 caracteres (Não aceita “ESPAÇO”) <text:s text:c="10"/>Ex:<text:span text:style-name="T12">000A</text:span></text:p>
      <text:p text:style-name="P15">Bairro <text:s text:c="2"/><text:tab/><text:tab/>0 a 80 caracteres (Não aceita “ESPAÇO”) <text:s text:c="10"/>Ex:<text:span text:style-name="T10">Rua_</text:span><text:span text:style-name="T11">Nome</text:span><text:span text:style-name="T10">_</text:span><text:span text:style-name="T11">Nome</text:span></text:p>
      <text:p text:style-name="P15">Cidade <text:s text:c="2"/><text:tab/><text:tab/>0 a 80 caracteres (Não aceita “ESPAÇO”) <text:s text:c="10"/>Ex:<text:span text:style-name="T16">Nome_Nome</text:span></text:p>
      <text:p text:style-name="P15">Telefone <text:tab/><text:tab/>0 a 80 caracteres (Não aceita “ESPAÇO”) <text:s text:c="10"/>Ex:<text:span text:style-name="T16">(00)0-0000-0000</text:span></text:p>
      <text:p text:style-name="P15">E-mail<text:tab/><text:tab/><text:tab/>0 a 80 caracteres (Não aceita “ESPAÇO”) <text:s text:c="10"/>Ex:<text:span text:style-name="T16">nome@dominio.com.br</text:span></text:p>
      <text:p text:style-name="P15">Sexo <text:tab/><text:tab/><text:tab/>0 a 80 caracteres (Não aceita “ESPAÇO”) <text:s text:c="10"/>Ex:<text:span text:style-name="T16">Outro</text:span></text:p>
      <text:p text:style-name="P15">Estado Civil <text:tab/><text:tab/>0 a 80 caracteres (Não aceita “ESPAÇO”) <text:s text:c="10"/>Ex:<text:span text:style-name="T16">Divorciado</text:span></text:p>
      <text:p text:style-name="P15">Data Nascimento<text:tab/>0 a 80 caracteres (Não aceita “ESPAÇO”)<text:tab/> <text:s text:c="4"/>Ex:<text:span text:style-name="T16">00/00/0000</text:span></text:p>
      <text:p text:style-name="P15"/>
      <text:p text:style-name="P15"/>
      <text:p text:style-name="P15"/>
      <text:p text:style-name="P39">Acomodações</text:p>
      <text:p text:style-name="P40"/>
      <text:p text:style-name="P28">Acomodações está linkado com “c<text:span text:style-name="T18">ó</text:span>digo categoria”, ou seja, não é possível <text:span text:style-name="T18">c</text:span>adastrar uma acomodação <text:s/>com um c<text:span text:style-name="T19">ó</text:span>digo que não existe nos Arquivos (Arquivos/Codigo_Categoria.txt e Arquivos/Codigo_Categoria.bin) <text:span text:style-name="T20">e também não é possível apagar um código de categoria se estiver sendo usado <text:s/>nas acomodações.</text:span></text:p>
      <text:p text:style-name="P28"/>
      <text:p text:style-name="P33"><text:s/>C<text:span text:style-name="T18">ó</text:span>digo<text:tab/><text:span text:style-name="T15"><text:tab/></text:span><text:span text:style-name="T6">Preenchido automaticamente</text:span></text:p>
      <text:p text:style-name="P33"><text:s/>Descri<text:span text:style-name="T18">çã</text:span>o<text:tab/><text:tab/>0 a 999 caracteres (Não aceita “ESPAÇO”) <text:s text:c="8"/></text:p>
      <text:p text:style-name="P33"><text:s/>Televis<text:span text:style-name="T18">ã</text:span>o<text:tab/><text:tab/>Um numero inteiro referente a quantidade</text:p>
      <text:p text:style-name="P33"><text:s/>Ar Condicionado<text:tab/>Um numero inteiro referente a quantidade</text:p>
      <text:p text:style-name="P33"><text:s/>Frigobar<text:tab/><text:tab/>Um numero inteiro referente a quantidade</text:p>
      <text:p text:style-name="P33"><text:s/>Internet<text:tab/><text:tab/>Um numero inteiro referente a quantidade</text:p>
      <text:p text:style-name="P33"><text:s/>Banheira<text:tab/><text:tab/>Um numero inteiro referente a quantidade</text:p>
      <text:p text:style-name="P33"><text:span text:style-name="T5"><text:s/></text:span><text:span text:style-name="T25">C</text:span><text:span text:style-name="T26">ó</text:span><text:span text:style-name="T25">d</text:span><text:span text:style-name="T26">igo</text:span><text:span text:style-name="T25"> Categoria;<text:tab/>Um numero inteiro referente a um c</text:span><text:span text:style-name="T27">ó</text:span><text:span text:style-name="T25">digo </text:span><text:span text:style-name="T28">de</text:span><text:span text:style-name="T25"> categoria já cadastrado</text:span></text:p>
      <text:p text:style-name="P50"><text:s/>C<text:span text:style-name="T18">ó</text:span>d<text:span text:style-name="T18">igo</text:span> <text:span text:style-name="T24">Hotel</text:span>;<text:tab/>Um numero inteiro referente a um c<text:span text:style-name="T38">ó</text:span>digo <text:span text:style-name="T24">de hotel</text:span> já cadastrado</text:p>
      <text:p text:style-name="P49"/>
      <text:p text:style-name="P25"/>
      <text:p text:style-name="P21">Código categoria</text:p>
      <text:p text:style-name="P21"/>
      <text:p text:style-name="P23"><text:span text:style-name="T22">Código categoria</text:span> está linkado com “<text:span text:style-name="T22">Acomodações</text:span>”, ou seja, não é possível <text:span text:style-name="T20">apagar <text:s/>um código que esteja sendo usado nas acomodações. E nem criar uma acomodação com um código que não esteja cadastrado</text:span></text:p>
      <text:p text:style-name="P24"/>
      <text:p text:style-name="P22">Código<text:tab/><text:tab/><text:tab/><text:span text:style-name="T6">Preenchido automaticamente</text:span></text:p>
      <text:p text:style-name="P22">Nome <text:tab/><text:tab/><text:tab/>0 a 80 caracteres <text:s text:c="2"/>(Não aceita “ESPAÇO”) <text:s text:c="8"/>Ex:Nome_Nome</text:p>
      <text:p text:style-name="P22">Descrição<text:tab/><text:tab/>0 a 999 caracteres (Não aceita “ESPAÇO”) <text:s text:c="8"/>Ex:Blabla_blabla_bla</text:p>
      <text:p text:style-name="P22">Valor_Diária<text:tab/><text:tab/>Valor decimal com "."<text:tab/><text:tab/><text:tab/> <text:s text:c="6"/>Ex:49.99</text:p>
      <text:p text:style-name="P22">Capacidade_Adulto<text:tab/>Numero inteiro<text:tab/><text:tab/><text:tab/><text:tab/> <text:s text:c="6"/>Ex:2</text:p>
      <text:p text:style-name="P22">Capacidade_Criança<text:tab/>Numero inteiro<text:tab/><text:tab/><text:tab/><text:tab/> <text:s text:c="6"/>Ex:<text:span text:style-name="T21">1</text:span><text:tab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7"><text:soft-page-break/></text:p>
      <text:p text:style-name="P44">Fornecedores</text:p>
      <text:p text:style-name="P41"/>
      <text:p text:style-name="P34">Fornecedores e cada fornecedor tem um codigo usado na hora de informar quem oferece o produto</text:p>
      <text:p text:style-name="P29"/>
      <text:p text:style-name="P67"><text:span text:style-name="T9">Código<text:tab/>;<text:tab/><text:tab/></text:span><text:span text:style-name="T6">Preenchido automaticamente</text:span></text:p>
      <text:p text:style-name="P71">Nome Fantasia <text:tab/>0 a 80 caracteres (Não aceita “ESPAÇO”) <text:s text:c="10"/>Ex:Hotel_<text:span text:style-name="T13">Nome</text:span></text:p>
      <text:p text:style-name="P71">Razão Social <text:tab/><text:tab/>0 a 80 caracteres (Não aceita “ESPAÇO”) <text:s text:c="10"/>Ex:<text:span text:style-name="T13">Nome</text:span>&amp;<text:span text:style-name="T13">Nome</text:span></text:p>
      <text:p text:style-name="P71">Inscrição Estadual<text:tab/>0 a 80 caracteres (Não aceita “ESPAÇO”) <text:s text:c="10"/>Ex:000.000.000.000-00</text:p>
      <text:p text:style-name="P71">CNPJ<text:tab/><text:tab/><text:tab/>0 a 80 caracteres (Não aceita “ESPAÇO”) <text:s text:c="10"/>Ex:999.999.999.999-99</text:p>
      <text:p text:style-name="P71">Logradouro<text:tab/><text:tab/>0 a 80 caracteres (Não aceita “ESPAÇO”) <text:s text:c="10"/>Ex:Rua_<text:span text:style-name="T13">Nome</text:span>_<text:span text:style-name="T13">Nome</text:span></text:p>
      <text:p text:style-name="P71">Numero<text:tab/><text:tab/>0 a 80 caracteres (Não aceita “ESPAÇO”) <text:s text:c="10"/>Ex:00A</text:p>
      <text:p text:style-name="P71">Bairro<text:tab/><text:tab/><text:tab/>0 a 80 caracteres (Não aceita “ESPAÇO”) <text:s text:c="10"/>Ex:<text:span text:style-name="T13">Nome</text:span>_<text:span text:style-name="T13">Nome</text:span></text:p>
      <text:p text:style-name="P71">Cidade<text:tab/><text:tab/><text:tab/>0 a 80 caracteres (Não aceita “ESPAÇO”) <text:s text:c="10"/>Ex:<text:span text:style-name="T13">Nome_Nome</text:span></text:p>
      <text:p text:style-name="P71">Telefone <text:s text:c="16"/><text:tab/>0 a 80 caracteres (Não aceita “ESPAÇO”) <text:s text:c="10"/>Ex:(00)9-9999-9999</text:p>
      <text:p text:style-name="P71">E-mail <text:s text:c="16"/><text:tab/>0 a 80 caracteres (Não aceita “ESPAÇO”) <text:s text:c="10"/>Ex:nome@dominio.com.br</text:p>
      <text:p text:style-name="P52"/>
      <text:p text:style-name="P53"/>
      <text:p text:style-name="P45">Funcionários</text:p>
      <text:p text:style-name="P42"/>
      <text:p text:style-name="P35"><text:span text:style-name="T39">Quando a </text:span><text:s/>senha <text:span text:style-name="T39">é </text:span>mostrada <text:span text:style-name="T39">na tela ela </text:span>estará cripitografada</text:p>
      <text:p text:style-name="P36">Para logar é preciso informar o Codigo o Usuario e a Senha </text:p>
      <text:p text:style-name="P30"/>
      <text:p text:style-name="P68"><text:span text:style-name="T9">Código<text:tab/>;<text:tab/><text:tab/></text:span><text:span text:style-name="T6">Preenchido automaticamente</text:span></text:p>
      <text:p text:style-name="P72">Nome<text:tab/><text:tab/> <text:tab/>0 a 80 caracteres (Não aceita “ESPAÇO”) <text:s text:c="10"/>Ex:<text:span text:style-name="T13">Nome_Sobrenome</text:span></text:p>
      <text:p text:style-name="P72"><text:span text:style-name="T39">Usuário</text:span> <text:tab/><text:tab/>0 a 80 caracteres (Não aceita “ESPAÇO”) <text:s text:c="10"/>Ex:<text:span text:style-name="T39">User</text:span></text:p>
      <text:p text:style-name="P72"><text:span text:style-name="T39">Senha<text:tab/><text:tab/></text:span><text:tab/>0 a 80 caracteres (Não aceita “ESPAÇO”) <text:s text:c="10"/>Ex:<text:span text:style-name="T39">S3nh4</text:span></text:p>
      <text:p text:style-name="P54"><text:span text:style-name="T39">Permissão</text:span> <text:s text:c="16"/><text:tab/><text:span text:style-name="T39">Inteiro que é preenchido através da seleção<text:tab/> <text:s text:c="6"/></text:span>Ex:<text:span text:style-name="T39">8</text:span></text:p>
      <text:p text:style-name="P54"><text:span text:style-name="T39"><text:tab/><text:tab/><text:tab/>das chaves <text:s/>no momento da criação</text:span> </text:p>
      <text:p text:style-name="P47"/>
      <text:p text:style-name="P46">Reserva</text:p>
      <text:p text:style-name="P43"/>
      <text:p text:style-name="P37">Usado para Fazer uma reserva e pesquisar a situação de uma acomodação</text:p>
      <text:p text:style-name="P38">Se multiplicarmos o vetor de quantidade pelo vetor de prazo temos pelo vetor de codigo(linkado ao valor) temos o valor em caixa/<text:span text:style-name="T49">a receber</text:span>;</text:p>
      <text:p text:style-name="P31"/>
      <text:p text:style-name="P69"><text:span text:style-name="T9">Código<text:tab/>;<text:tab/><text:tab/></text:span><text:span text:style-name="T6">Preenchido automaticamente</text:span></text:p>
      <text:p text:style-name="P73">Nome <text:span text:style-name="T41">Hospede</text:span> <text:tab/><text:span text:style-name="T7">Preenchido automaticamente</text:span><text:span text:style-name="T41"> <text:tab/><text:tab/> <text:s/></text:span><text:s text:c="5"/>Ex:<text:span text:style-name="T41">LinkadoComCodigo</text:span></text:p>
      <text:p text:style-name="P74"><text:span text:style-name="T43">Codigo Hospede</text:span><text:tab/><text:span text:style-name="T41">Inteiro, o cod já deve estar cadastrado <text:tab/></text:span> <text:s text:c="6"/>Ex:<text:span text:style-name="T39">User</text:span></text:p>
      <text:p text:style-name="P74"><text:span text:style-name="T43">Cod Acomodacao</text:span><text:tab/><text:span text:style-name="T41">Inteiro, o cod já deve estar cadastrado<text:tab/> <text:s text:c="6"/></text:span>Ex:<text:span text:style-name="T39">S3nh4</text:span></text:p>
      <text:p text:style-name="P59">Data Entrada.<text:span text:style-name="T45">Dia<text:tab/>Inteiro,validado de acordo com o mês<text:tab/> <text:s text:c="6"/>Ex:1</text:span></text:p>
      <text:p text:style-name="P59">Data Entrada.<text:span text:style-name="T45">Mes<text:tab/>Inteiro, de 1 a 12<text:tab/><text:tab/><text:tab/><text:tab/> <text:s text:c="6"/>Ex:12</text:span></text:p>
      <text:p text:style-name="P55"><text:span text:style-name="T40">Data Entrada.Ano<text:tab/>Inteiro maior ou igual 2017<text:tab/><text:tab/><text:tab/> <text:s text:c="6"/>Ex:2017</text:span></text:p>
      <text:p text:style-name="P60">Data <text:span text:style-name="T46">Saida</text:span>.<text:span text:style-name="T45">Dia<text:tab/>Inteiro,validado de acordo com o mês<text:tab/> <text:s text:c="6"/>Ex:1</text:span></text:p>
      <text:p text:style-name="P60">Data <text:span text:style-name="T46">Saida</text:span>.<text:span text:style-name="T45">Mes<text:tab/></text:span><text:span text:style-name="T6">Preenchido automaticamente </text:span><text:span text:style-name="T8">igual Entrada</text:span><text:span text:style-name="T45"><text:tab/> <text:s text:c="6"/>Ex:12</text:span></text:p>
      <text:p text:style-name="P56"><text:span text:style-name="T40">Data Saida.Ano<text:tab/></text:span><text:span text:style-name="T5">Preenchido automaticamente </text:span><text:span text:style-name="T8">igual Entrada <text:s/></text:span><text:span text:style-name="T40"><text:s text:c="7"/>Ex:2017</text:span></text:p>
      <text:p text:style-name="P61">Data VencimentoFatura.<text:span text:style-name="T45">Dia <text:s text:c="2"/>Inteiro <text:tab/><text:tab/><text:tab/><text:tab/> <text:s text:c="6"/>Ex:1</text:span></text:p>
      <text:p text:style-name="P61">Data VencimentoFatura.<text:span text:style-name="T47">Mes <text:s text:c="2"/>Inteiro <text:tab/><text:tab/><text:tab/><text:tab/> <text:s text:c="6"/>Ex:1</text:span></text:p>
      <text:p text:style-name="P61">Data VencimentoFatura.<text:span text:style-name="T47">Ano <text:s text:c="2"/>Inteiro validado de acordo com mês <text:s text:c="6"/>Ex:1</text:span></text:p>
      <text:p text:style-name="P64">Valor Fatura<text:tab/><text:tab/><text:span text:style-name="T29">Valor decimal com "."<text:tab/><text:tab/><text:tab/> <text:s text:c="6"/></text:span><text:span text:style-name="T25">Ex:14.99</text:span></text:p>
      <text:p text:style-name="P65"><text:span text:style-name="T25">Pago<text:tab/><text:tab/><text:tab/>Uma Flag para verificar se já foi pago<text:tab/> <text:s text:c="6"/>Ex:0</text:span></text:p>
      <text:p text:style-name="P62"><text:span text:style-name="T25">Valor_Conta<text:tab/><text:tab/></text:span><text:span text:style-name="T29">Valor decimal com "."<text:tab/><text:tab/><text:tab/> <text:s text:c="6"/></text:span><text:span text:style-name="T30">Ex:14.99</text:span></text:p>
      <text:p text:style-name="P62"><text:soft-page-break/><text:span text:style-name="T30">Modo_Pagamento<text:tab/>Inteiro já pre definido<text:tab/><text:tab/><text:tab/><text:tab/> <text:s text:c="6"/>Ex:1</text:span></text:p>
      <text:p text:style-name="P63">Codigo_Produto<text:tab/><text:span text:style-name="T48">Vetor com Codigos dos produtos<text:tab/><text:tab/> <text:s text:c="6"/>Ex:{1,2,3,4,5}</text:span></text:p>
      <text:p text:style-name="P63">Quantidade_De_Produtos<text:tab/><text:span text:style-name="T48">Vetor com Quantidade<text:tab/><text:tab/> <text:s text:c="6"/>Ex:{2,2,2,1,3}</text:span></text:p>
      <text:p text:style-name="P63"><text:span text:style-name="T30">Prazo_Vista<text:tab/><text:tab/></text:span><text:span text:style-name="T32">Vetor com </text:span><text:span text:style-name="T31">Int predefinido 1 ou 0 <text:tab/><text:tab/> <text:s text:c="6"/></text:span><text:span text:style-name="T32">Ex:{0,1,0,1,1}</text:span></text:p>
      <text:p text:style-name="P63"><text:span text:style-name="T32"/></text:p>
      <text:p text:style-name="P48">Pesquisa</text:p>
      <text:p text:style-name="P32"/>
      <text:p text:style-name="P70"><text:span text:style-name="T50">Data<text:tab/><text:tab/><text:tab/><text:tab/>Flag binaria para realizar a pesquisa por Data<text:tab/><text:tab/>Ex:1</text:span></text:p>
      <text:p text:style-name="P75"><text:span text:style-name="T37">Categoria Acomodacao<text:tab/></text:span><text:span text:style-name="T44">Flag binaria para realizar a pesquisa<text:tab/>por Acomodacao<text:tab/>Ex:1</text:span> <text:tab/></text:p>
      <text:p text:style-name="P75"><text:span text:style-name="T37">Quantidade_Pessoas<text:tab/><text:tab/></text:span><text:span text:style-name="T44">Flag binaria para realizar a pesquisa<text:tab/>por Quantidade<text:tab/>Ex:1</text:span></text:p>
      <text:p text:style-name="P76"><text:span text:style-name="T37">F</text:span><text:span text:style-name="T36">acilidade<text:tab/><text:tab/><text:tab/></text:span><text:span text:style-name="T42">Flag binaria para realizar a pesquisa<text:tab/>por Facilidades<text:tab/>Ex:1</text:span></text:p>
      <text:p text:style-name="P66"><text:span text:style-name="T3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9:41:39.032670625</meta:creation-date>
    <dc:date>2017-10-24T14:53:03.138768587</dc:date>
    <meta:editing-duration>PT1H53M55S</meta:editing-duration>
    <meta:editing-cycles>43</meta:editing-cycles>
    <meta:generator>LibreOffice/5.1.6.2$Linux_X86_64 LibreOffice_project/10m0$Build-2</meta:generator>
    <meta:document-statistic meta:table-count="0" meta:image-count="0" meta:object-count="0" meta:page-count="4" meta:paragraph-count="111" meta:word-count="1031" meta:character-count="7804" meta:non-whitespace-character-count="6057"/>
  </office:meta>
</office:document-meta>
</file>